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9.23" calcext:value-type="float">
            <text:p>49.23</text:p>
          </table:table-cell>
          <table:table-cell table:formula="of:=SQRT([.B2])" office:value-type="float" office:value="7.0164093381159" calcext:value-type="float">
            <text:p>7.016409338115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558.64" calcext:value-type="float">
            <text:p>1558.64</text:p>
          </table:table-cell>
          <table:table-cell table:formula="of:=SQRT([.B3])" office:value-type="float" office:value="39.4796149930569" calcext:value-type="float">
            <text:p>39.4796149930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26.26" calcext:value-type="float">
            <text:p>14526.26</text:p>
          </table:table-cell>
          <table:table-cell table:formula="of:=SQRT([.B4])" office:value-type="float" office:value="120.524935179406" calcext:value-type="float">
            <text:p>120.524935179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160.26" calcext:value-type="float">
            <text:p>14160.26</text:p>
          </table:table-cell>
          <table:table-cell table:formula="of:=SQRT([.B5])" office:value-type="float" office:value="118.996890715682" calcext:value-type="float">
            <text:p>118.9968907156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6.04" calcext:value-type="float">
            <text:p>596.04</text:p>
          </table:table-cell>
          <table:table-cell table:formula="of:=SQRT([.B6])" office:value-type="float" office:value="24.4139304496429" calcext:value-type="float">
            <text:p>24.4139304496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0:50:07.379446059</meta:creation-date>
    <dc:date>2025-02-11T11:13:38.679014922</dc:date>
    <meta:editing-duration>PT10M14S</meta:editing-duration>
    <meta:editing-cycles>2</meta:editing-cycles>
    <meta:generator>LibreOffice/24.8.4.2$Linux_X86_64 LibreOffice_project/480$Build-2</meta:generator>
    <meta:document-statistic meta:table-count="1" meta:cell-count="18" meta:object-count="0"/>
  </office:meta>
</office:document-meta>
</file>